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D000000BC18A023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rsid="00124ea9" officeooo:paragraph-rsid="00124ea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A_31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p text:style-name="P2"><draw:frame draw:style-name="fr1" draw:name="Imagen1" text:anchor-type="char" svg:width="14.739cm" svg:height="4.974cm" draw:z-index="0"><draw:image xlink:href="Pictures/100000010000022D000000BC18A02397.png" xlink:type="simple" xlink:show="embed" xlink:actuate="onLoad" draw:mime-type="image/png"/></draw:frame><text:soft-page-break/>Resultado de los eventos en la consol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8:29:23.738000000</meta:creation-date>
    <dc:date>2024-11-04T18:29:51.532000000</dc:date>
    <meta:editing-duration>PT27S</meta:editing-duration>
    <meta:editing-cycles>1</meta:editing-cycles>
    <meta:document-statistic meta:table-count="0" meta:image-count="1" meta:object-count="0" meta:page-count="2" meta:paragraph-count="4" meta:word-count="11" meta:character-count="64" meta:non-whitespace-character-count="57"/>
    <meta:generator>LibreOffice/24.8.2.1$Windows_X86_64 LibreOffice_project/0f794b6e29741098670a3b95d60478a65d05ef13</meta:generator>
  </office:meta>
</office:document-meta>
</file>